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  <style:text-properties fo:language="ca" fo:country="ES"/>
    </style:style>
    <style:style style:name="P31" style:parent-style-name="Standard" style:family="paragraph">
      <style:paragraph-properties fo:margin-top="0in" fo:margin-bottom="0in"/>
      <style:text-properties fo:language="ca" fo:country="ES"/>
    </style:style>
    <style:style style:name="P32" style:parent-style-name="Standard" style:family="paragraph">
      <style:paragraph-properties fo:margin-top="0in" fo:margin-bottom="0in"/>
      <style:text-properties fo:language="ca" fo:country="ES"/>
    </style:style>
    <style:style style:name="P33" style:parent-style-name="Párrafodelista" style:family="paragraph">
      <style:text-properties style:font-name-complex="Calibri" style:font-size-complex="12pt" fo:language="ca" fo:country="ES"/>
    </style:style>
    <style:style style:name="P34" style:parent-style-name="Párrafodelista" style:family="paragraph">
      <style:text-properties style:font-name-complex="Calibri" style:font-size-complex="12pt" fo:language="ca" fo:country="ES"/>
    </style:style>
    <style:style style:name="TableRow35" style:family="table-row">
      <style:table-row-properties style:min-row-height="0.6979in" style:use-optimal-row-height="false"/>
    </style:style>
    <style:style style:name="P36" style:parent-style-name="Normal" style:family="paragraph">
      <style:paragraph-properties fo:widows="0" fo:orphans="0" fo:text-align="start"/>
      <style:text-properties fo:language="ca" fo:country="ES"/>
    </style:style>
    <style:style style:name="TableRow37" style:family="table-row">
      <style:table-row-properties style:min-row-height="0.4166in" style:use-optimal-row-height="false"/>
    </style:style>
    <style:style style:name="P38" style:parent-style-name="Normal" style:family="paragraph">
      <style:paragraph-properties fo:widows="0" fo:orphans="0" fo:text-align="start"/>
      <style:text-properties fo:language="ca" fo:country="ES"/>
    </style:style>
    <style:style style:name="TableRow39" style:family="table-row">
      <style:table-row-properties style:min-row-height="0.4166in" style:use-optimal-row-height="false"/>
    </style:style>
    <style:style style:name="P40" style:parent-style-name="Normal" style:family="paragraph">
      <style:paragraph-properties fo:widows="0" fo:orphans="0" fo:text-align="start"/>
      <style:text-properties fo:language="ca" fo:country="ES"/>
    </style:style>
    <style:style style:name="TableRow41" style:family="table-row">
      <style:table-row-properties style:min-row-height="0.4166in" style:use-optimal-row-height="false"/>
    </style:style>
    <style:style style:name="P42" style:parent-style-name="Normal" style:family="paragraph">
      <style:paragraph-properties fo:widows="0" fo:orphans="0" fo:text-align="start"/>
      <style:text-properties fo:language="ca" fo:country="ES"/>
    </style:style>
    <style:style style:name="P43" style:parent-style-name="Standard" style:family="paragraph">
      <style:text-properties fo:language="ca" fo:country="ES"/>
    </style:style>
    <style:style style:name="P44" style:parent-style-name="Standard" style:family="paragraph">
      <style:text-properties fo:language="ca" fo:country="ES"/>
    </style:style>
    <style:style style:name="P45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47" style:family="table-column">
      <style:table-column-properties style:column-width="6.5958in" style:use-optimal-column-width="false"/>
    </style:style>
    <style:style style:name="Table46" style:family="table">
      <style:table-properties style:width="6.5958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margin-top="0in" fo:margin-bottom="0in"/>
    </style:style>
    <style:style style:name="T51" style:parent-style-name="Fuentedepárrafopredeter." style:family="text">
      <style:text-properties fo:font-size="14pt" style:font-size-asian="14pt" style:font-size-complex="14pt" fo:language="ca" fo:country="ES"/>
    </style:style>
    <style:style style:name="TableRow52" style:family="table-row">
      <style:table-row-properties style:min-row-height="0.3055in"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margin-top="0in" fo:margin-bottom="0in"/>
      <style:text-properties fo:language="ca" fo:country="ES"/>
    </style:style>
    <style:style style:name="P55" style:parent-style-name="Standard" style:family="paragraph">
      <style:paragraph-properties fo:margin-top="0in" fo:margin-bottom="0in"/>
      <style:text-properties fo:language="ca" fo:country="ES"/>
    </style:style>
    <style:style style:name="P56" style:parent-style-name="Standard" style:family="paragraph">
      <style:paragraph-properties fo:margin-top="0in" fo:margin-bottom="0in"/>
      <style:text-properties fo:language="ca" fo:country="ES"/>
    </style:style>
    <style:style style:name="P57" style:parent-style-name="Standard" style:family="paragraph">
      <style:paragraph-properties fo:margin-top="0in" fo:margin-bottom="0in"/>
      <style:text-properties fo:language="ca" fo:country="ES"/>
    </style:style>
    <style:style style:name="P58" style:parent-style-name="Standard" style:family="paragraph">
      <style:paragraph-properties fo:margin-top="0in" fo:margin-bottom="0in"/>
      <style:text-properties fo:language="ca" fo:country="ES"/>
    </style:style>
    <style:style style:name="P59" style:parent-style-name="Standard" style:family="paragraph">
      <style:paragraph-properties fo:margin-top="0in" fo:margin-bottom="0in"/>
      <style:text-properties fo:language="ca" fo:country="ES"/>
    </style:style>
    <style:style style:name="TableRow60" style:family="table-row">
      <style:table-row-properties style:min-row-height="0.3055in" style:use-optimal-row-height="false"/>
    </style:style>
    <style:style style:name="P61" style:parent-style-name="Normal" style:family="paragraph">
      <style:paragraph-properties fo:widows="0" fo:orphans="0" fo:text-align="start"/>
      <style:text-properties fo:language="ca" fo:country="ES"/>
    </style:style>
    <style:style style:name="TableRow62" style:family="table-row">
      <style:table-row-properties style:min-row-height="0.3055in" style:use-optimal-row-height="false"/>
    </style:style>
    <style:style style:name="P63" style:parent-style-name="Normal" style:family="paragraph">
      <style:paragraph-properties fo:widows="0" fo:orphans="0" fo:text-align="start"/>
      <style:text-properties fo:language="ca" fo:country="ES"/>
    </style:style>
    <style:style style:name="TableRow64" style:family="table-row">
      <style:table-row-properties style:min-row-height="0.3055in" style:use-optimal-row-height="false"/>
    </style:style>
    <style:style style:name="P65" style:parent-style-name="Normal" style:family="paragraph">
      <style:paragraph-properties fo:widows="0" fo:orphans="0" fo:text-align="start"/>
      <style:text-properties fo:language="ca" fo:country="ES"/>
    </style:style>
    <style:style style:name="TableRow66" style:family="table-row">
      <style:table-row-properties style:min-row-height="0.3055in" style:use-optimal-row-height="false"/>
    </style:style>
    <style:style style:name="P67" style:parent-style-name="Normal" style:family="paragraph">
      <style:paragraph-properties fo:widows="0" fo:orphans="0" fo:text-align="start"/>
      <style:text-properties fo:language="ca" fo:country="ES"/>
    </style:style>
    <style:style style:name="P6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6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70" style:parent-style-name="Standard" style:family="paragraph">
      <style:text-properties fo:language="ca" fo:country="ES"/>
    </style:style>
    <style:style style:name="P71" style:parent-style-name="Standard" style:family="paragraph">
      <style:text-properties fo:language="ca" fo:country="ES"/>
    </style:style>
    <style:style style:name="P7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74" style:family="table-column">
      <style:table-column-properties style:column-width="6.6041in" style:use-optimal-column-width="false"/>
    </style:style>
    <style:style style:name="Table73" style:family="table">
      <style:table-properties style:width="6.6041in" fo:margin-left="0in" table:align="left"/>
    </style:style>
    <style:style style:name="TableRow75" style:family="table-row">
      <style:table-row-properties style:min-row-height="0.3611in" style:use-optimal-row-height="false"/>
    </style:style>
    <style:style style:name="TableCell7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in" fo:margin-bottom="0in"/>
    </style:style>
    <style:style style:name="T78" style:parent-style-name="Fuentedepárrafopredeter." style:family="text">
      <style:text-properties fo:font-size="14pt" style:font-size-asian="14pt" style:font-size-complex="14pt" fo:language="ca" fo:country="ES"/>
    </style:style>
    <style:style style:name="TableRow79" style:family="table-row">
      <style:table-row-properties style:min-row-height="0.4583in" style:use-optimal-row-height="false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margin-top="0in" fo:margin-bottom="0in"/>
      <style:text-properties fo:language="ca" fo:country="ES"/>
    </style:style>
    <style:style style:name="P82" style:parent-style-name="Standard" style:family="paragraph">
      <style:paragraph-properties fo:margin-top="0in" fo:margin-bottom="0in"/>
      <style:text-properties fo:language="ca" fo:country="ES"/>
    </style:style>
    <style:style style:name="P83" style:parent-style-name="Standard" style:family="paragraph">
      <style:paragraph-properties fo:margin-top="0in" fo:margin-bottom="0in"/>
      <style:text-properties fo:language="ca" fo:country="ES"/>
    </style:style>
    <style:style style:name="P84" style:parent-style-name="Standard" style:family="paragraph">
      <style:paragraph-properties fo:margin-top="0in" fo:margin-bottom="0in"/>
      <style:text-properties fo:language="ca" fo:country="ES"/>
    </style:style>
    <style:style style:name="P85" style:parent-style-name="Standard" style:family="paragraph">
      <style:paragraph-properties fo:margin-top="0in" fo:margin-bottom="0in"/>
      <style:text-properties fo:language="ca" fo:country="ES"/>
    </style:style>
    <style:style style:name="P86" style:parent-style-name="Standard" style:family="paragraph">
      <style:paragraph-properties fo:margin-top="0in" fo:margin-bottom="0in"/>
      <style:text-properties fo:language="ca" fo:country="ES"/>
    </style:style>
    <style:style style:name="TableRow87" style:family="table-row">
      <style:table-row-properties style:min-row-height="0.6979in" style:use-optimal-row-height="false"/>
    </style:style>
    <style:style style:name="P88" style:parent-style-name="Normal" style:family="paragraph">
      <style:paragraph-properties fo:widows="0" fo:orphans="0" fo:text-align="start"/>
      <style:text-properties fo:language="ca" fo:country="ES"/>
    </style:style>
    <style:style style:name="TableRow89" style:family="table-row">
      <style:table-row-properties style:min-row-height="0.4166in" style:use-optimal-row-height="false"/>
    </style:style>
    <style:style style:name="P90" style:parent-style-name="Normal" style:family="paragraph">
      <style:paragraph-properties fo:widows="0" fo:orphans="0" fo:text-align="start"/>
      <style:text-properties fo:language="ca" fo:country="ES"/>
    </style:style>
    <style:style style:name="TableRow91" style:family="table-row">
      <style:table-row-properties style:min-row-height="0.4166in" style:use-optimal-row-height="false"/>
    </style:style>
    <style:style style:name="P92" style:parent-style-name="Normal" style:family="paragraph">
      <style:paragraph-properties fo:widows="0" fo:orphans="0" fo:text-align="start"/>
      <style:text-properties fo:language="ca" fo:country="ES"/>
    </style:style>
    <style:style style:name="TableRow93" style:family="table-row">
      <style:table-row-properties style:min-row-height="0.4166in" style:use-optimal-row-height="false"/>
    </style:style>
    <style:style style:name="P94" style:parent-style-name="Normal" style:family="paragraph">
      <style:paragraph-properties fo:widows="0" fo:orphans="0" fo:text-align="start"/>
      <style:text-properties fo:language="ca" fo:country="ES"/>
    </style:style>
    <style:style style:name="P95" style:parent-style-name="Standard" style:family="paragraph">
      <style:text-properties fo:language="ca" fo:country="ES"/>
    </style:style>
    <style:style style:name="P96" style:parent-style-name="Standard" style:family="paragraph">
      <style:text-properties fo:language="ca" fo:country="ES"/>
    </style:style>
    <style:style style:name="P9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99" style:family="table-column">
      <style:table-column-properties style:column-width="6.5958in" style:use-optimal-column-width="false"/>
    </style:style>
    <style:style style:name="Table98" style:family="table">
      <style:table-properties style:width="6.5958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 fo:margin-top="0in" fo:margin-bottom="0in"/>
    </style:style>
    <style:style style:name="T103" style:parent-style-name="Fuentedepárrafopredeter." style:family="text">
      <style:text-properties fo:font-size="14pt" style:font-size-asian="14pt" style:font-size-complex="14pt" fo:language="ca" fo:country="ES"/>
    </style:style>
    <style:style style:name="TableRow104" style:family="table-row">
      <style:table-row-properties style:min-row-height="0.3055in" style:use-optimal-row-height="false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margin-top="0in" fo:margin-bottom="0in"/>
      <style:text-properties fo:language="ca" fo:country="ES"/>
    </style:style>
    <style:style style:name="P107" style:parent-style-name="Standard" style:family="paragraph">
      <style:paragraph-properties fo:margin-top="0in" fo:margin-bottom="0in"/>
      <style:text-properties fo:language="ca" fo:country="ES"/>
    </style:style>
    <style:style style:name="P108" style:parent-style-name="Standard" style:family="paragraph">
      <style:paragraph-properties fo:margin-top="0in" fo:margin-bottom="0in"/>
      <style:text-properties fo:language="ca" fo:country="ES"/>
    </style:style>
    <style:style style:name="TableRow109" style:family="table-row">
      <style:table-row-properties style:min-row-height="0.3055in" style:use-optimal-row-height="false"/>
    </style:style>
    <style:style style:name="P110" style:parent-style-name="Normal" style:family="paragraph">
      <style:paragraph-properties fo:widows="0" fo:orphans="0" fo:text-align="start"/>
      <style:text-properties fo:language="ca" fo:country="ES"/>
    </style:style>
    <style:style style:name="TableRow111" style:family="table-row">
      <style:table-row-properties style:min-row-height="0.3055in" style:use-optimal-row-height="false"/>
    </style:style>
    <style:style style:name="P112" style:parent-style-name="Normal" style:family="paragraph">
      <style:paragraph-properties fo:widows="0" fo:orphans="0" fo:text-align="start"/>
      <style:text-properties fo:language="ca" fo:country="ES"/>
    </style:style>
    <style:style style:name="TableRow113" style:family="table-row">
      <style:table-row-properties style:min-row-height="0.3055in" style:use-optimal-row-height="false"/>
    </style:style>
    <style:style style:name="P114" style:parent-style-name="Normal" style:family="paragraph">
      <style:paragraph-properties fo:widows="0" fo:orphans="0" fo:text-align="start"/>
      <style:text-properties fo:language="ca" fo:country="ES"/>
    </style:style>
    <style:style style:name="TableRow115" style:family="table-row">
      <style:table-row-properties style:min-row-height="0.3055in" style:use-optimal-row-height="false"/>
    </style:style>
    <style:style style:name="P116" style:parent-style-name="Normal" style:family="paragraph">
      <style:paragraph-properties fo:widows="0" fo:orphans="0" fo:text-align="start"/>
      <style:text-properties fo:language="ca" fo:country="ES"/>
    </style:style>
    <style:style style:name="P117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18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19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P120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De problema a repte</text:span><text:span text:style-name="T9"><text:line-break/></text:span><text:span text:style-name="T10">Ayudantes de Santa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BENEFICIS DES DEL PUNT DE VISTA DEL PROCÉS D'APRENENTATGE</text:span></text:p>
          </table:table-cell>
        </table:table-row>
        <table:table-row table:style-name="TableRow28">
          <table:table-cell table:style-name="TableCell29" table:number-rows-spanned="5">
            <text:list text:style-name="WWNum2" text:continue-numbering="true">
              <text:list-item>
                <text:p text:style-name="P30">Practiquem la creació i edició de mòduls a Odoo.</text:p>
              </text:list-item>
              <text:list-item>
                <text:p text:style-name="P31">Afrontarem millor les activitats individuals.</text:p>
              </text:list-item>
              <text:list-item>
                <text:p text:style-name="P32">Posem en practica l’explicat a<text:s/>classe, pel que assentarem els coneixements.<text:s/></text:p>
              </text:list-item>
              <text:list-item>
                <text:p text:style-name="P33">Treballar i aprendre sobre un cas que podria ser real. Podríem vendre el producte directament una vegada finalitzat.</text:p>
              </text:list-item>
              <text:list-item>
                <text:p text:style-name="P34">Incrementar les possibilitats d’encontrar un treball gràcies a l’experiència adquirida durant<text:s/>el projecte.</text:p>
              </text:list-item>
            </text:list>
          </table:table-cell>
        </table:table-row>
        <table:table-row table:style-name="TableRow35">
          <table:covered-table-cell>
            <text:p text:style-name="P36"/>
          </table:covered-table-cell>
        </table:table-row>
        <table:table-row table:style-name="TableRow37">
          <table:covered-table-cell>
            <text:p text:style-name="P38"/>
          </table:covered-table-cell>
        </table:table-row>
        <table:table-row table:style-name="TableRow39">
          <table:covered-table-cell>
            <text:p text:style-name="P40"/>
          </table:covered-table-cell>
        </table:table-row>
        <table:table-row table:style-name="TableRow41">
          <table:covered-table-cell>
            <text:p text:style-name="P42"/>
          </table:covered-table-cell>
        </table:table-row>
      </table:table>
      <text:p text:style-name="P43"/>
      <text:p text:style-name="P44"/>
      <text:p text:style-name="P45"/>
      <table:table table:style-name="Table46">
        <table:table-columns>
          <table:table-column table:style-name="TableColumn47"/>
        </table:table-columns>
        <table:table-row table:style-name="TableRow48">
          <table:table-cell table:style-name="TableCell49">
            <text:p text:style-name="P50"><text:span text:style-name="T51">BENEFICIS DES DEL PUNT DE VISTA DEL PROCÉS DE L'EMPRESA</text:span></text:p>
          </table:table-cell>
        </table:table-row>
        <table:table-row table:style-name="TableRow52">
          <table:table-cell table:style-name="TableCell53" table:number-rows-spanned="5">
            <text:list text:style-name="WWNum1" text:continue-numbering="true">
              <text:list-item>
                <text:p text:style-name="P54">Ens assegurem de que els productes no caduquen, ja que controlarem les dates dels productes.</text:p>
              </text:list-item>
              <text:list-item>
                <text:p text:style-name="P55">Informatització dels processos de l’empresa, pel que guanyen agilitat.</text:p>
              </text:list-item>
              <text:list-item>
                <text:p text:style-name="P56">Millor distribució, més ràpida i per ordre de prioritat, ja que sabríem fàcilment els productes que caduquen prompte.</text:p>
              </text:list-item>
              <text:list-item>
                <text:p text:style-name="P57">L’empresa coneixeria la localització de cada producte, per el que podrien accedir a ell mes ràpidament.</text:p>
              </text:list-item>
              <text:list-item>
                <text:p text:style-name="P58">Mòdul intuïtiu, per el que serà fàcil d’utilitzar i entendre.</text:p>
              </text:list-item>
              <text:list-item>
                <text:p text:style-name="P59">Producte d’una complexitat no molt elevada, per el que es podria canviar d’empresa proveïdora i de suport.</text:p>
              </text:list-item>
            </text:list>
          </table:table-cell>
        </table:table-row>
        <table:table-row table:style-name="TableRow60">
          <table:covered-table-cell>
            <text:p text:style-name="P61"/>
          </table:covered-table-cell>
        </table:table-row>
        <table:table-row table:style-name="TableRow62"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</table:table-row>
        <table:table-row table:style-name="TableRow66">
          <table:covered-table-cell>
            <text:p text:style-name="P67"/>
          </table:covered-table-cell>
        </table:table-row>
      </table:table>
      <text:p text:style-name="P68"/>
      <text:p text:style-name="P69"/>
      <text:p text:style-name="P70"/>
      <text:p text:style-name="P71"/>
      <text:p text:style-name="P72"/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soft-page-break/>
            <text:p text:style-name="P77"><text:span text:style-name="T78">IDENTIFICAR ELS PROBLEMES QUE ENS FARIEN FRACASSAR</text:span></text:p>
          </table:table-cell>
        </table:table-row>
        <table:table-row table:style-name="TableRow79">
          <table:table-cell table:style-name="TableCell80" table:number-rows-spanned="5">
            <text:list text:style-name="WWNum2" text:continue-numbering="true">
              <text:list-item>
                <text:p text:style-name="P81">Falta de coneixements i de practica en el<text:s/>desenvolupament de mòduls d’Odoo.</text:p>
              </text:list-item>
              <text:list-item>
                <text:p text:style-name="P82">Errors al servidor de desenvolupament que ens farien perdre temps.</text:p>
              </text:list-item>
              <text:list-item>
                <text:p text:style-name="P83">Falta de comunicació i/o assistència d'algun dels integrants.</text:p>
              </text:list-item>
              <text:list-item>
                <text:p text:style-name="P84">Errors en el cas de la suspensió del subministrament elèctric o connexió a Internet. Per exemple, si la connexió a internet deixa de funcionar durant la instal·lació podem patir errors.</text:p>
              </text:list-item>
              <text:list-item>
                <text:p text:style-name="P85">Si la nostra versió d’Odoo es diferent a la de l’empresa podríem tindre problemes de compatibilitat.</text:p>
              </text:list-item>
              <text:list-item>
                <text:p text:style-name="P86">Part del procés es put perdre en el cas d’un error.</text:p>
              </text:list-item>
            </text:list>
          </table:table-cell>
        </table:table-row>
        <table:table-row table:style-name="TableRow87">
          <table:covered-table-cell>
            <text:p text:style-name="P88"/>
          </table:covered-table-cell>
        </table:table-row>
        <table:table-row table:style-name="TableRow89">
          <table:covered-table-cell>
            <text:p text:style-name="P90"/>
          </table:covered-table-cell>
        </table:table-row>
        <table:table-row table:style-name="TableRow91">
          <table:covered-table-cell>
            <text:p text:style-name="P92"/>
          </table:covered-table-cell>
        </table:table-row>
        <table:table-row table:style-name="TableRow93">
          <table:covered-table-cell>
            <text:p text:style-name="P94"/>
          </table:covered-table-cell>
        </table:table-row>
      </table:table>
      <text:p text:style-name="P95"/>
      <text:p text:style-name="P96"/>
      <text:p text:style-name="P97"/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<text:span text:style-name="T103">QUÈ PROBLEMES PODRIA SOFRIR L'EMPRESA SI EL REPTE FRACASSA?</text:span></text:p>
          </table:table-cell>
        </table:table-row>
        <table:table-row table:style-name="TableRow104">
          <table:table-cell table:style-name="TableCell105" table:number-rows-spanned="5">
            <text:list text:style-name="WWNum1" text:continue-numbering="true">
              <text:list-item>
                <text:p text:style-name="P106">Pèrdua de temps i diners, el software a mida es més costós que altres opcions al mercat.</text:p>
              </text:list-item>
              <text:list-item>
                <text:p text:style-name="P107">Tindrien que retornar a l’anterior forma de treballar i això llevaria temps i a mes<text:s/>desmotivaria als empleats.</text:p>
              </text:list-item>
              <text:list-item>
                <text:p text:style-name="P108">Ja que instal·lem nous mòduls, el desinstal·lar-los podria crear conflictes amb el Odoo previ.</text:p>
              </text:list-item>
            </text:list>
          </table:table-cell>
        </table:table-row>
        <table:table-row table:style-name="TableRow109">
          <table:covered-table-cell>
            <text:p text:style-name="P110"/>
          </table:covered-table-cell>
        </table:table-row>
        <table:table-row table:style-name="TableRow111">
          <table:covered-table-cell>
            <text:p text:style-name="P112"/>
          </table:covered-table-cell>
        </table:table-row>
        <table:table-row table:style-name="TableRow113">
          <table:covered-table-cell>
            <text:p text:style-name="P114"/>
          </table:covered-table-cell>
        </table:table-row>
        <table:table-row table:style-name="TableRow115">
          <table:covered-table-cell>
            <text:p text:style-name="P116"/>
          </table:covered-table-cell>
        </table:table-row>
      </table:table>
      <text:p text:style-name="P117"/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2-02T15:55:00Z</meta:creation-date>
    <dc:date>2021-12-08T17:46:00Z</dc:date>
    <meta:template xlink:href="Normal" xlink:type="simple"/>
    <meta:editing-cycles>13</meta:editing-cycles>
    <meta:editing-duration>PT3120S</meta:editing-duration>
    <meta:document-statistic meta:page-count="3" meta:paragraph-count="4" meta:word-count="325" meta:character-count="2110" meta:row-count="14" meta:non-whitespace-character-count="1789"/>
  </office:meta>
</office:document-meta>
</file>